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 PL ShanHeiSun Uni3" svg:font-family="'AR PL ShanHeiSun Uni'"/>
    <style:font-face style:name="Bitstream Vera Sans Mono" svg:font-family="'Bitstream Vera Sans Mono'" style:font-family-generic="swiss" style:font-pitch="fixed"/>
    <style:font-face style:name="AR PL ShanHeiSun Uni1" svg:font-family="'AR PL ShanHeiSun Uni'" style:font-pitch="variable"/>
    <style:font-face style:name="AR PL ZenKai Uni1" svg:font-family="'AR PL ZenKai Uni'" style:font-pitch="variable"/>
    <style:font-face style:name="FZSongTi" svg:font-family="FZSongTi" style:font-pitch="variable"/>
    <style:font-face style:name="AR PL ZenKai Uni" svg:font-family="'AR PL ZenKai Uni'" style:font-family-generic="roman" style:font-pitch="variable"/>
    <style:font-face style:name="Bitstream Vera Serif" svg:font-family="'Bitstream Vera Serif'" style:font-family-generic="roman" style:font-pitch="variable"/>
    <style:font-face style:name="AR PL ShanHeiSun Uni" svg:font-family="'AR PL ShanHeiSun Uni'" style:font-family-generic="swiss" style:font-pitch="variable"/>
    <style:font-face style:name="AR PL ShanHeiSun Uni2" svg:font-family="'AR PL ShanHeiSun Uni'" style:font-family-generic="system" style:font-pitch="variable"/>
    <style:font-face style:name="方正宋体" svg:font-family="方正宋体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Bitstream Vera Sans Mono" fo:font-size="11pt" fo:font-weight="normal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text-align="start" style:justify-single-word="false"/>
    </style:style>
    <style:style style:name="P6" style:family="paragraph" style:parent-style-name="Standard">
      <style:paragraph-properties fo:text-align="start" style:justify-single-word="false"/>
      <style:text-properties style:font-name="Bitstream Vera Sans Mono" fo:font-size="10.5pt" style:font-size-asian="10.5pt" style:font-size-complex="10.5pt"/>
    </style:style>
    <style:style style:name="P7" style:family="paragraph" style:parent-style-name="Standard">
      <style:paragraph-properties fo:text-align="start" style:justify-single-word="false"/>
      <style:text-properties style:font-name="AR PL ShanHeiSun Uni1" fo:font-size="11pt" fo:font-weight="bold" style:font-name-asian="AR PL ShanHeiSun Uni1" style:font-size-asian="11pt" style:font-weight-asian="bold" style:font-size-complex="11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FZSongTi" fo:font-size="11pt" fo:font-weight="normal" style:font-name-asian="FZSongTi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Bitstream Vera Sans Mono" fo:font-size="10.5pt" fo:font-weight="normal" style:font-name-asian="FZSongTi" style:font-size-asian="10.5pt" style:font-weight-asian="normal" style:font-size-complex="10.5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Bitstream Vera Sans Mono" fo:font-size="10pt" fo:font-weight="bold" style:font-name-asian="FZSongTi" style:font-size-asian="10pt" style:font-weight-asian="bold" style:font-size-complex="10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Bitstream Vera Serif" fo:font-size="9pt" fo:font-weight="bold" style:font-name-asian="Bitstream Vera Serif" style:font-size-asian="9pt" style:font-size-complex="9pt"/>
    </style:style>
    <style:style style:name="P12" style:family="paragraph" style:parent-style-name="Standard">
      <style:paragraph-properties fo:text-align="start" style:justify-single-word="false"/>
      <style:text-properties style:font-name="AR PL ZenKai Uni1" fo:font-size="10pt" fo:font-weight="bold" style:font-name-asian="AR PL ZenKai Uni1" style:font-size-asian="10pt" style:font-weight-asian="bold" style:font-size-complex="10pt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005500" style:font-name="AR PL ZenKai Uni1" fo:font-size="10pt" fo:font-weight="bold" style:font-name-asian="AR PL ZenKai Uni1" style:font-size-asian="10pt" style:font-weight-asian="bold" style:font-size-complex="10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weight="normal"/>
    </style:style>
    <style:style style:name="P15" style:family="paragraph" style:parent-style-name="Standard">
      <style:paragraph-properties fo:text-align="start" style:justify-single-word="false"/>
      <style:text-properties fo:font-weight="bold"/>
    </style:style>
    <style:style style:name="T1" style:family="text">
      <style:text-properties style:font-name="Bitstream Vera Sans Mono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style:font-name="Bitstream Vera Sans Mono" fo:font-size="9pt" style:font-size-asian="9pt" style:font-size-complex="9pt"/>
    </style:style>
    <style:style style:name="T4" style:family="text">
      <style:text-properties style:font-name="Bitstream Vera Sans Mono" fo:font-size="9pt" style:font-size-asian="9pt" style:font-size-complex="9pt"/>
    </style:style>
    <style:style style:name="T5" style:family="text">
      <style:text-properties style:font-name="Bitstream Vera Sans Mono" fo:font-size="11pt" fo:font-weight="normal" style:font-size-asian="11pt" style:font-weight-asian="normal" style:font-size-complex="11pt" style:font-weight-complex="normal"/>
    </style:style>
    <style:style style:name="T6" style:family="text">
      <style:text-properties style:font-name="Bitstream Vera Sans Mono" fo:font-size="10.5pt" fo:font-weight="normal" style:font-size-asian="10.5pt" style:font-weight-asian="normal" style:font-size-complex="10.5pt" style:font-weight-complex="normal"/>
    </style:style>
    <style:style style:name="T7" style:family="text">
      <style:text-properties fo:font-size="10.5pt" style:font-size-asian="10.5pt" style:font-size-complex="10.5pt"/>
    </style:style>
    <style:style style:name="T8" style:family="text">
      <style:text-properties style:font-name="Bitstream Vera Sans Mono" fo:font-size="10.5pt" style:font-size-asian="10.5pt" style:font-size-complex="10.5pt"/>
    </style:style>
    <style:style style:name="T9" style:family="text">
      <style:text-properties fo:font-size="10pt" style:font-size-asian="10pt" style:font-weight-asian="bold" style:font-size-complex="10pt" style:font-weight-complex="bold"/>
    </style:style>
    <style:style style:name="T10" style:family="text">
      <style:text-properties style:font-name="AR PL ZenKai Uni1" fo:font-size="10pt" fo:font-weight="normal" style:font-name-asian="AR PL ZenKai Uni1" style:font-size-asian="10pt" style:font-weight-asian="normal" style:font-size-complex="10pt" style:font-weight-complex="normal"/>
    </style:style>
    <style:style style:name="T11" style:family="text">
      <style:text-properties style:font-name="AR PL ZenKai Uni1" fo:font-size="10pt" style:font-name-asian="AR PL ZenKai Uni1" style:font-size-asian="10pt" style:font-weight-asian="bold" style:font-size-complex="10pt" style:font-weight-complex="bold"/>
    </style:style>
    <style:style style:name="T12" style:family="text">
      <style:text-properties style:font-name="AR PL ZenKai Uni1" fo:font-size="10pt" fo:font-weight="bold" style:font-name-asian="AR PL ZenKai Uni1" style:font-size-asian="10pt" style:font-weight-asian="bold" style:font-size-complex="10pt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style:font-name="AR PL ZenKai Uni1" fo:font-size="10pt" fo:font-weight="bold" style:font-name-asian="AR PL ZenKai Uni1" style:font-size-asian="10pt" style:font-weight-asian="bold" style:font-size-complex="10pt" style:font-weight-complex="bold"/>
    </style:style>
    <style:style style:name="T15" style:family="text">
      <style:text-properties style:font-name="AR PL ZenKai Uni1" fo:font-size="10pt" style:font-name-asian="AR PL ZenKai Uni1" style:font-size-asian="10pt" style:font-weight-asian="normal" style:font-size-complex="10pt" style:font-weight-complex="normal"/>
    </style:style>
    <style:style style:name="T16" style:family="text">
      <style:text-properties style:font-name="AR PL ZenKai Uni1" fo:font-weight="bold" style:font-name-asian="AR PL ZenKai Uni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黑 白 棋 算 法</text:p>
      <text:p text:style-name="P2"><text:tab/><text:tab/><text:tab/><text:tab/> <text:s text:c="2"/>－－－<text:span text:style-name="T1">Reversi Agent 0.1 </text:span>的设计</text:p>
      <text:p text:style-name="P2"/>
      <text:p text:style-name="P3"><text:span text:style-name="T2">作者：柏爱俊 (PB05210411)<text:tab/><text:tab/></text:span><text:span text:style-name="T3">&lt;</text:span><text:a xlink:type="simple" xlink:href="mailto:baj@mail.ustc.edu.cn"><text:span text:style-name="T4">baj@mail.ustc.edu.cn</text:span></text:a><text:span text:style-name="T3">, </text:span><text:a xlink:type="simple" xlink:href="mailto:baj_forever@126.com"><text:span text:style-name="T4">baj_forever@126.com</text:span></text:a><text:span text:style-name="T3">&gt;</text:span></text:p>
      <text:p text:style-name="P4"/>
      <text:p text:style-name="P5"><text:span text:style-name="T5"><text:tab/></text:span><text:span text:style-name="T6">这是一个用于</text:span><text:span text:style-name="T7">黑白棋比赛的</text:span><text:span text:style-name="T8">agent</text:span><text:span text:style-name="T7">，比赛平台是</text:span><text:span text:style-name="T8">rvrsserver/rvrsmonitor。下面将从底层设计和人工智能两个方面介绍它的具体设计。</text:span></text:p>
      <text:p text:style-name="P6"/>
      <text:p text:style-name="P7">一、 底层设计</text:p>
      <text:p text:style-name="P8">（一）、通信接口</text:p>
      <text:p text:style-name="P8"><text:tab/><text:span text:style-name="T7">通信方面严格遵守</text:span><text:span text:style-name="T8">rvrsserver的通信协议（具体请见rvrsserver的用户手册），通信的主要流程是一个消息循环，实现的代码如下：</text:span></text:p>
      <text:p text:style-name="P9"><text:tab/>while( client-&gt;get_msg( msg, MSG_SIZE)){</text:p>
      <text:p text:style-name="P9"><text:tab/><text:tab/><text:tab/>switch( board-&gt;do_msg( msg, MSG_SIZE)){</text:p>
      <text:p text:style-name="P9"><text:tab/><text:tab/><text:tab/><text:tab/>case NEED_TO_SEND:<text:tab/></text:p>
      <text:p text:style-name="P9"><text:tab/><text:tab/><text:tab/><text:tab/><text:tab/>client-&gt;send_msg( msg, MSG_SIZE); break;</text:p>
      <text:p text:style-name="P9"><text:tab/><text:tab/><text:tab/><text:tab/>case NO_NEED_TO_SEND:<text:tab/></text:p>
      <text:p text:style-name="P9"><text:tab/><text:tab/><text:tab/><text:tab/><text:tab/>break;</text:p>
      <text:p text:style-name="P9"><text:tab/><text:tab/><text:tab/><text:tab/>case FINISHED:</text:p>
      <text:p text:style-name="P9"><text:tab/><text:tab/><text:tab/><text:tab/><text:tab/>delete board; delete client; return 0;</text:p>
      <text:p text:style-name="P9"><text:tab/><text:tab/><text:tab/>}</text:p>
      <text:p text:style-name="P9"><text:tab/>}</text:p>
      <text:p text:style-name="P9">其中client和board分别指向一个TCPClient类和Board类的实例，这一过程可以简单理解为client得到消息，就让board去处理，board处理完消息并根据消息的具体类型决定是否要回复消息给Server，还是继续等待消息或者直接退出循环。具体来讲需要作出决策的消息是需要回复的（如ACTION, ONE_MORE_TIME, TWO_TIMES_LEFT以及THREE_TIMES_LEFT），描述性消息则不需要回复（如BOARD_DESCRIPTION, WAIT, RL_BLACK和RL_WHITE），而告知胜负的消息则表示应该退出了（YOU_WIN, YOU_LOSE以及YOU_TIE）。 实现通信的具体细节与主题无关，这里就不多介绍了，在源码里你可以看到完整的实现。</text:p>
      <text:p text:style-name="P9"/>
      <text:p text:style-name="P9">（二）、棋盘的表示</text:p>
      <text:p text:style-name="P9"><text:tab/>Board类里面，我用了一个长为66的char型数组表示棋盘，其声明为</text:p>
      <text:p text:style-name="P9">char layout[66]，layout[0]没有用，layout[65] == '\0'，它们看上去就像一个字符串，所以任何时候我需要保存或恢复棋盘时只要调用strcpy就行了（后面将会看到这是很频繁的操作）。layout[x+8*(y-1)]表示棋盘上坐标为(x, y)的格子的状态，为了真正做到像一个字符串，用1表示该格为空、2表示该格为黑棋、而3表示为白棋，这样layout串中就不会出现具有特殊意义的'\0'了。</text:p>
      <text:p text:style-name="P9">Board对棋盘上的所有格子是用编号1-64区分的，但操作上以坐标(x, y)更为方便，如果某一格的编号为pos,那么它对应的坐标为(x = (pos%8 == 0)? 8: pos%8, y = (pos%8 == 0)? pos/8: pos/8 + 1)，反过来如果坐标为(x, y)， 那么其对应编号为pos = x+8*(y-1)，为了节省操作的时间，就专门用数组xx[65]，yy[65]和pp[9][9]做了对应。</text:p>
      <text:p text:style-name="P9"/>
      <text:p text:style-name="P9">（三）、着法的产生</text:p>
      <text:p text:style-name="P9"><text:tab/>根据黑白棋的规则，正确的着法至少能翻一个对方的棋子为自己的棋子。考虑某一步能不能走时，需要对该步周围的几个方向都进行遍历，只要有一个方向可以着子，那么该步就可以着子，而不同的位置周围可能的方向并不相同，要区分角落、边缘和内部的差别。区分的方法是和方向的表示有关的，程序中我用一个unsigned char（恰好8位）标志某一步周围的八个方向的可行性，之所以用unsigned char而不是char那是和移位操作有关的，因为有的计算机对有符号数进行右移操作时会在左端补一，从而使方向表示上产生混乱。程序中的一个全局只读数组</text:p>
      <text:p text:style-name="P9">static const unsigned char possible_dir[][8] = {</text:p>
      <text:p text:style-name="P9"><text:tab/>{ 0x83, 0x8F, 0x8F, 0x8F, 0x8F, 0x8F, 0x8F, 0x0E},</text:p>
      <text:p text:style-name="P9"><text:tab/>{ 0xE3, 0xFF, 0xFF, 0xFF, 0xFF, 0xFF, 0xFF, 0x3E},</text:p>
      <text:p text:style-name="P9"><text:tab/>{ 0xE3, 0xFF, 0xFF, 0xFF, 0xFF, 0xFF, 0xFF, 0x3E},</text:p>
      <text:p text:style-name="P9"><text:tab/>{ 0xE3, 0xFF, 0xFF, 0xFF, 0xFF, 0xFF, 0xFF, 0x3E},</text:p>
      <text:p text:style-name="P9"><text:tab/>{ 0xE3, 0xFF, 0xFF, 0xFF, 0xFF, 0xFF, 0xFF, 0x3E},</text:p>
      <text:p text:style-name="P9"><text:tab/>{ 0xE3, 0xFF, 0xFF, 0xFF, 0xFF, 0xFF, 0xFF, 0x3E},</text:p>
      <text:p text:style-name="P9"><text:tab/>{ 0xE3, 0xFF, 0xFF, 0xFF, 0xFF, 0xFF, 0xFF, 0x3E},</text:p>
      <text:p text:style-name="P9"><text:tab/>{ 0xE0, 0xF8, 0xF8, 0xF8, 0xF8, 0xF8, 0xF8, 0x38}</text:p>
      <text:p text:style-name="P9">}，</text:p>
      <text:p text:style-name="P9">就对不同位置的可行方向做了标志。比如位置(2, 1)的方向表示为0x8F，写成二进制数即为</text:p>
      <text:p text:style-name="P9"><text:s/>1--2--3--4--5--6--7--8</text:p>
      <text:p text:style-name="P9">[1][0][0][0][1][1][1][1],</text:p>
      <text:p text:style-name="P9">上面的一行1-8表示从左到右数的第几位，分别对应于实际方向的E, NE, N, NW, W, SW, S和SE，第i位为[1]就表示该位对应的方向是可行的，应该检查这个方向，否则就是不可行的。基于如上表示，当要检查某个位置是否可以着子时，只要根据该位置的方向表示遍历每个方向就可以了，这主要是由函数</text:p>
      <text:p text:style-name="P9">inline bool Board::can_put(int x, int y, char color)</text:p>
      <text:p text:style-name="P9">{</text:p>
      <text:p text:style-name="P9"><text:tab/>if(get_color(x, y) != CH_EMPTY)</text:p>
      <text:p text:style-name="P9"><text:tab/><text:tab/>return false;</text:p>
      <text:p text:style-name="P9"/>
      <text:p text:style-name="P9"><text:tab/>unsigned char dir = possible_dir[y-1][x-1];</text:p>
      <text:p text:style-name="P9"><text:tab/>unsigned char ptr = 0x80;</text:p>
      <text:p text:style-name="P9"><text:tab/>while( true){</text:p>
      <text:p text:style-name="P9"><text:tab/><text:tab/>while( ptr &amp;&amp; !(ptr &amp; dir))</text:p>
      <text:p text:style-name="P9"><text:tab/><text:tab/><text:tab/>ptr &gt;&gt;= 1;</text:p>
      <text:p text:style-name="P9"><text:tab/><text:tab/>if( !ptr)</text:p>
      <text:p text:style-name="P9"><text:tab/><text:tab/><text:tab/>break;</text:p>
      <text:p text:style-name="P9"><text:tab/><text:tab/>if( stretch(x, y, ptr, color))</text:p>
      <text:p text:style-name="P9"><text:tab/><text:tab/><text:tab/>return true;</text:p>
      <text:p text:style-name="P9"><text:tab/><text:tab/>ptr &gt;&gt;= 1;</text:p>
      <text:p text:style-name="P9"><text:tab/>}</text:p>
      <text:p text:style-name="P9"><text:tab/>return false;</text:p>
      <text:p text:style-name="P9">}</text:p>
      <text:p text:style-name="P9">完成的，该函数调用的函数stretch(x, y, ptr, color)则具体检查一个方向，其定义如下：</text:p>
      <text:p text:style-name="P9">inline int Board::stretch(int x, int y, unsigned char ptr, char color)</text:p>
      <text:p text:style-name="P9">{</text:p>
      <text:p text:style-name="P9"><text:tab/>static int n;</text:p>
      <text:p text:style-name="P9"><text:tab/>static char opp_color;</text:p>
      <text:p text:style-name="P9"><text:tab/>n = 0;</text:p>
      <text:p text:style-name="P9"><text:tab/>opp_color = opposite(color);</text:p>
      <text:p text:style-name="P9"><text:tab/>next_pos(x, y, ptr);</text:p>
      <text:p text:style-name="P9"><text:tab/>while( x &gt; 0 &amp;&amp; x &lt; 9 &amp;&amp; y &gt; 0 &amp;&amp; y &lt; 9 \</text:p>
      <text:p text:style-name="P9"><text:tab/><text:tab/>&amp;&amp; get_color(x, y) == opp_color){</text:p>
      <text:p text:style-name="P9"><text:tab/><text:tab/>next_pos(x, y, ptr);</text:p>
      <text:p text:style-name="P9"><text:tab/><text:tab/>n++;</text:p>
      <text:p text:style-name="P9"><text:tab/>}</text:p>
      <text:p text:style-name="P9"><text:tab/>if( x &lt; 1 || x &gt; 8 || y &lt; 1 || y &gt; 8)</text:p>
      <text:p text:style-name="P9"><text:tab/><text:tab/>return 0;</text:p>
      <text:p text:style-name="P9"><text:tab/>else if( get_color(x, y) == color)</text:p>
      <text:p text:style-name="P9"><text:tab/><text:tab/>return n;</text:p>
      <text:p text:style-name="P9"><text:tab/>else return 0;</text:p>
      <text:p text:style-name="P9">}</text:p>
      <text:p text:style-name="P9">事实上stretch返回了方向ptr上可翻过对方子的个数，next_pos函数只是简单的得到下一个位置：</text:p>
      <text:p text:style-name="P9">inline void Board::next_pos(int &amp;x, int &amp;y, unsigned char ptr)</text:p>
      <text:p text:style-name="P9">{</text:p>
      <text:p text:style-name="P9"><text:tab/>switch(ptr){</text:p>
      <text:p text:style-name="P9"><text:tab/><text:tab/>case 0x80: x++; <text:s text:c="5"/>return;</text:p>
      <text:p text:style-name="P9"><text:tab/><text:tab/>case 0x40: x++; y--; return;</text:p>
      <text:p text:style-name="P9"><text:tab/><text:tab/>case 0x20: <text:s text:c="5"/>y--; return;</text:p>
      <text:p text:style-name="P9"><text:tab/><text:tab/>case 0x10: x--; y--; return;</text:p>
      <text:p text:style-name="P9"><text:tab/><text:tab/>case 0x08: x--; <text:s text:c="5"/>return;</text:p>
      <text:p text:style-name="P9"><text:tab/><text:tab/>case 0x04: x--; y++; return;</text:p>
      <text:p text:style-name="P9"><text:tab/><text:tab/>case 0x02: <text:s text:c="5"/>y++; return;</text:p>
      <text:p text:style-name="P9"><text:tab/><text:tab/>case 0x01: x++; y++; return;</text:p>
      <text:p text:style-name="P9"><text:tab/>}</text:p>
      <text:p text:style-name="P9">}</text:p>
      <text:p text:style-name="P9">至此已经可以判断出所有可行的着子方法了。</text:p>
      <text:p text:style-name="P9">（四）、着子的实现</text:p>
      <text:p text:style-name="P9"><text:tab/>着子的关键是翻过对方的棋子，事实上前面的stretch函数已经完成了大部分工作，put函数如下</text:p>
      <text:p text:style-name="P9">inline void Board::put( int pos, char color)</text:p>
      <text:p text:style-name="P9">{<text:tab/></text:p>
      <text:p text:style-name="P9"><text:tab/>unsigned char dir = possible_dir[yy[pos]-1][xx[pos]-1];</text:p>
      <text:p text:style-name="P9"><text:tab/>unsigned char ptr = 0x80;</text:p>
      <text:p text:style-name="P9"><text:tab/>set_color(xx[pos], yy[pos], color);</text:p>
      <text:p text:style-name="P9"><text:tab/>while( true){</text:p>
      <text:p text:style-name="P9"><text:tab/><text:tab/>while( ptr &amp;&amp; !(ptr &amp; dir))</text:p>
      <text:p text:style-name="P9"><text:tab/><text:tab/><text:tab/>ptr &gt;&gt;= 1;</text:p>
      <text:p text:style-name="P9"><text:tab/><text:tab/>if( !ptr)</text:p>
      <text:p text:style-name="P9"><text:tab/><text:tab/><text:tab/>break;</text:p>
      <text:p text:style-name="P9"><text:tab/><text:tab/>update_dir(xx[pos], yy[pos], ptr, color);</text:p>
      <text:p text:style-name="P9"><text:tab/><text:tab/>ptr &gt;&gt;= 1;</text:p>
      <text:p text:style-name="P9"><text:tab/>}</text:p>
      <text:p text:style-name="P9">}</text:p>
      <text:p text:style-name="P9">update_dir负责更新某一特定的方向</text:p>
      <text:p text:style-name="P9">inline void Board::update_dir(int x, int y, unsigned char ptr, char color)</text:p>
      <text:p text:style-name="P9">{<text:tab/></text:p>
      <text:p text:style-name="P9"><text:tab/>static int _i;<text:tab/></text:p>
      <text:p text:style-name="P9"><text:tab/>_i = stretch(x, y, ptr, color);</text:p>
      <text:p text:style-name="P9"><text:tab/>for(; _i &gt; 0; _i--){</text:p>
      <text:p text:style-name="P9"><text:tab/><text:tab/>next_pos(x, y, ptr);</text:p>
      <text:p text:style-name="P9"><text:tab/><text:tab/>set_color(x, y, color);</text:p>
      <text:p text:style-name="P9"><text:tab/>}</text:p>
      <text:p text:style-name="P9">}</text:p>
      <text:p text:style-name="P9">这样底层就做好了，下面介绍“人工智能”。</text:p>
      <text:p text:style-name="P9"/>
      <text:p text:style-name="P7">二、人工智能</text:p>
      <text:p text:style-name="P9">（一）、估值函数</text:p>
      <text:p text:style-name="P9"><text:tab/>下棋过程中当有好几步可以选择时，棋手就要作出决策，下对自己有利的一步，那么如何判断是否有利呢？最简单的办法就是找一个好的估值函数，这个函数对每一种局面给出一个估值，估值越高表明对自己越有利，我的程序里主要采用了基于棋格表和行动力(mobility)的估值。棋格表其实就是对不同位置加权的权值表，而考虑行动力即是要争取使自己有尽可能多的可着子位置。另外也考虑了内部子的个数，内部子越多说明自己的子越集中。实际发现这样的组合还是不错的。</text:p>
      <text:p text:style-name="P9">下面是估值函数的实现：</text:p>
      <text:p text:style-name="P9"/>
      <text:p text:style-name="P9"/>
      <text:p text:style-name="P9"/>
      <text:p text:style-name="P9">inline int Board::evaluation()</text:p>
      <text:p text:style-name="P9">{</text:p>
      <text:p text:style-name="P9"><text:tab/>static int comp_counts, oppo_counts, delta_cost;</text:p>
      <text:p text:style-name="P9"><text:tab/>comp_counts = oppo_counts = 0;</text:p>
      <text:p text:style-name="P9"><text:tab/>delta_cost = 0;</text:p>
      <text:p text:style-name="P9"><text:tab/>for( int i = 1; i &lt; 65; i++){</text:p>
      <text:p text:style-name="P9"><text:tab/><text:tab/>if( get_color(i) == role){</text:p>
      <text:p text:style-name="P9"><text:tab/><text:tab/><text:tab/>comp_counts ++;</text:p>
      <text:p text:style-name="P9"><text:tab/><text:tab/><text:tab/>delta_cost += cost[yy[i]-1][xx[i]-1];</text:p>
      <text:p text:style-name="P9"><text:tab/><text:tab/><text:tab/>if( adjacent(xx[i], yy[i], CH_EMPTY))</text:p>
      <text:p text:style-name="P9"><text:tab/><text:tab/><text:tab/><text:tab/>delta_cost --;</text:p>
      <text:p text:style-name="P9"><text:tab/><text:tab/>}</text:p>
      <text:p text:style-name="P9"><text:tab/><text:tab/>else if( get_color(i) == opp_role){</text:p>
      <text:p text:style-name="P9"><text:tab/><text:tab/><text:tab/>oppo_counts ++;</text:p>
      <text:p text:style-name="P9"><text:tab/><text:tab/><text:tab/>delta_cost -= cost[yy[i]-1][xx[i]-1];</text:p>
      <text:p text:style-name="P9"><text:tab/><text:tab/><text:tab/>if( adjacent(xx[i], yy[i], CH_EMPTY))</text:p>
      <text:p text:style-name="P9"><text:tab/><text:tab/><text:tab/><text:tab/>delta_cost ++;</text:p>
      <text:p text:style-name="P9"><text:tab/><text:tab/>}</text:p>
      <text:p text:style-name="P9"><text:tab/><text:tab/>else {</text:p>
      <text:p text:style-name="P9"><text:tab/><text:tab/><text:tab/>if(can_put(i, role))</text:p>
      <text:p text:style-name="P9"><text:tab/><text:tab/><text:tab/><text:tab/>delta_cost += 2;</text:p>
      <text:p text:style-name="P9"><text:tab/><text:tab/><text:tab/>if(can_put(i, opp_role))</text:p>
      <text:p text:style-name="P9"><text:tab/><text:tab/><text:tab/><text:tab/>delta_cost -= 2;</text:p>
      <text:p text:style-name="P9"><text:tab/><text:tab/>}</text:p>
      <text:p text:style-name="P9"><text:tab/>}</text:p>
      <text:p text:style-name="P9"><text:tab/>if( !oppo_counts)</text:p>
      <text:p text:style-name="P9"><text:tab/><text:tab/>return MAX_INT;<text:tab/><text:tab/>//this is really the best of all</text:p>
      <text:p text:style-name="P9"><text:tab/>if( !comp_counts)</text:p>
      <text:p text:style-name="P9"><text:tab/><text:tab/>return -MAX_INT;<text:tab/><text:tab/>//but this is the worst</text:p>
      <text:p text:style-name="P9"><text:tab/>return n_coeff * (comp_counts - oppo_counts) +\</text:p>
      <text:p text:style-name="P9"><text:tab/><text:tab/><text:tab/><text:tab/><text:tab/> <text:s text:c="3"/>m_coeff * delta_cost;<text:tab/><text:tab/></text:p>
      <text:p text:style-name="P9">}</text:p>
      <text:p text:style-name="P9">n_coeff和m_coeff是之前计算好的两个系数，表明了棋子数之差与综合估值之差孰重孰轻，在开局阶段m_coeff &gt; n_coeff, 而在终局阶段n_coeff &gt; m_coeff。另外，我在程序中使用了简单的动态修改权值的方法，使下面将介绍的搜索有了一定的实时性。</text:p>
      <text:p text:style-name="P9"/>
      <text:p text:style-name="P9">（三）、搜索</text:p>
      <text:p text:style-name="P9"><text:tab/>由于很多情况下，估值函数并不能预见危险的存在，或者只能看到暂时的失利，便就有了搜索的必要了。我在程序里采用了一种叫最大-最小（MinMax）的搜索方法，另外也结合了alpha-beta剪枝的技术，使棋力增大不少，一般情况下可以往前搜到八步，终局则最多到十四步。为了较好的达到剪枝的效果，第一步搜索时先对各种走法做了预处理，初步排了一下序，这样看上去较好的走法最先搜索，则后面搜索时剪枝就会比较明显，其实程序中搜索的每一层本也可以像这样先预处理再搜索的，但实践发现效果不一定好，而且浪费时间，所以就放弃了。搜索其实是一个递归的过程，类似于树的深度优先遍历，其实现如下：</text:p>
      <text:p text:style-name="P9">int Board::estimation(char color, int depth, int alpha, int beta)</text:p>
      <text:p text:style-name="P9">{</text:p>
      <text:p text:style-name="P9"><text:tab/>if((depth &gt;= max_depth))</text:p>
      <text:p text:style-name="P9"><text:tab/><text:tab/>return evaluation();</text:p>
      <text:p text:style-name="P9"><text:tab/>if( !able_to_put(color)){</text:p>
      <text:p text:style-name="P9"><text:tab/><text:tab/>color = (color == role)? opp_role: role;</text:p>
      <text:p text:style-name="P9"><text:tab/><text:tab/>if( !able_to_put(color))</text:p>
      <text:p text:style-name="P9"><text:tab/><text:tab/><text:tab/>return evaluation();</text:p>
      <text:p text:style-name="P9"><text:tab/>}<text:tab/></text:p>
      <text:p text:style-name="P9"><text:tab/>char cpy[66];</text:p>
      <text:p text:style-name="P9"><text:tab/>int value;</text:p>
      <text:p text:style-name="P9"><text:tab/>int result = (color == role)? -MAX_INT: MAX_INT;</text:p>
      <text:p text:style-name="P9"><text:tab/></text:p>
      <text:p text:style-name="P9"><text:tab/>for(int i = 1; i &lt; 65; i++){</text:p>
      <text:p text:style-name="P9"><text:tab/><text:tab/>if( !can_put(i, color))</text:p>
      <text:p text:style-name="P9"><text:tab/><text:tab/><text:tab/>continue;</text:p>
      <text:p text:style-name="P9"><text:tab/><text:tab/></text:p>
      <text:p text:style-name="P9"><text:tab/><text:tab/>strcpy(cpy, layout);</text:p>
      <text:p text:style-name="P9"><text:tab/><text:tab/>put(i, color);</text:p>
      <text:p text:style-name="P9"><text:tab/><text:tab/>modify_cost();</text:p>
      <text:p text:style-name="P9"><text:tab/><text:tab/>value = estimation((color == role)? opp_role: role, \</text:p>
      <text:p text:style-name="P9"><text:tab/><text:tab/><text:tab/><text:tab/><text:tab/><text:tab/><text:tab/> <text:s text:c="2"/>depth+1, alpha, beta);</text:p>
      <text:p text:style-name="P9"><text:tab/><text:tab/>strcpy(layout, cpy);<text:tab/></text:p>
      <text:p text:style-name="P9"><text:tab/><text:tab/><text:tab/></text:p>
      <text:p text:style-name="P9"><text:tab/><text:tab/>if( color == role){</text:p>
      <text:p text:style-name="P9"><text:tab/><text:tab/><text:tab/>if( value &gt; alpha){</text:p>
      <text:p text:style-name="P9"><text:tab/><text:tab/><text:tab/><text:tab/>if( (alpha = value) &gt;= beta)</text:p>
      <text:p text:style-name="P9"><text:tab/><text:tab/><text:tab/><text:tab/><text:tab/>return alpha;<text:tab/><text:tab/></text:p>
      <text:p text:style-name="P9"><text:tab/><text:tab/><text:tab/>}</text:p>
      <text:p text:style-name="P9"><text:tab/><text:tab/><text:tab/>result = (value &gt; result)? value: result;<text:tab/></text:p>
      <text:p text:style-name="P9"><text:tab/><text:tab/>}</text:p>
      <text:p text:style-name="P9"><text:tab/><text:tab/>else{</text:p>
      <text:p text:style-name="P9"><text:tab/><text:tab/><text:tab/>if(value &lt; beta){</text:p>
      <text:p text:style-name="P9"><text:tab/><text:tab/><text:tab/><text:tab/>if( (beta = value) &lt;= alpha)</text:p>
      <text:p text:style-name="P9"><text:tab/><text:tab/><text:tab/><text:tab/><text:tab/>return beta;</text:p>
      <text:p text:style-name="P9"><text:tab/><text:tab/><text:tab/>}</text:p>
      <text:p text:style-name="P9"><text:tab/><text:tab/><text:tab/>result = (value &lt; result)? value: result;</text:p>
      <text:p text:style-name="P9"><text:tab/><text:tab/>}<text:tab/><text:tab/></text:p>
      <text:p text:style-name="P9"><text:tab/>}</text:p>
      <text:p text:style-name="P9"><text:tab/>return result;</text:p>
      <text:p text:style-name="P9">}</text:p>
      <text:p text:style-name="P9">第一步的搜索和上面的不太一样，如下所示：</text:p>
      <text:p text:style-name="P9">inline int Board::best_choice()</text:p>
      <text:p text:style-name="P9">{</text:p>
      <text:p text:style-name="P9"><text:tab/>char cpy[66];</text:p>
      <text:p text:style-name="P9"><text:tab/>int <text:s/>max = -MAX_INT;</text:p>
      <text:p text:style-name="P9"><text:tab/>int <text:s/>alpha = -MAX_INT;</text:p>
      <text:p text:style-name="P9"><text:tab/>int <text:s/>optim_pos = 0;</text:p>
      <text:p text:style-name="P9"><text:tab/>int <text:s/>value;</text:p>
      <text:p text:style-name="P9"><text:tab/>List list = new Node(0, 0, 0);</text:p>
      <text:p text:style-name="P9"><text:tab/>Node *p, *q;</text:p>
      <text:p text:style-name="P9"><text:tab/>for(int i = 1; i &lt; 65; i++){</text:p>
      <text:p text:style-name="P9"><text:tab/><text:tab/>if( !can_put(i, role))</text:p>
      <text:p text:style-name="P9"><text:tab/><text:tab/><text:tab/>continue;</text:p>
      <text:p text:style-name="P9"><text:tab/><text:tab/></text:p>
      <text:p text:style-name="P9"><text:tab/><text:tab/>strcpy(cpy, layout);</text:p>
      <text:p text:style-name="P9"><text:tab/><text:tab/>put(i, role);</text:p>
      <text:p text:style-name="P9"><text:tab/><text:tab/>value = evaluation();</text:p>
      <text:p text:style-name="P9"><text:tab/><text:tab/>strcpy(layout, cpy);</text:p>
      <text:p text:style-name="P9"><text:tab/><text:tab/></text:p>
      <text:p text:style-name="P9"><text:tab/><text:tab/>for(q = list, p = list-&gt;next; p &amp;&amp; p-&gt;wgh &gt;= value; \</text:p>
      <text:p text:style-name="P9"><text:tab/><text:tab/><text:tab/><text:tab/><text:tab/><text:tab/><text:tab/><text:tab/>q = p, p = p-&gt;next);</text:p>
      <text:p text:style-name="P9"><text:tab/><text:tab/>q-&gt;next = new Node(value, i, p);</text:p>
      <text:p text:style-name="P9"><text:tab/>}</text:p>
      <text:p text:style-name="P9"><text:tab/></text:p>
      <text:p text:style-name="P9"><text:tab/>for(p = list-&gt;next; p; p = p-&gt;next){</text:p>
      <text:p text:style-name="P9"><text:tab/><text:tab/></text:p>
      <text:p text:style-name="P9"><text:tab/><text:tab/>strcpy(cpy, layout);</text:p>
      <text:p text:style-name="P9"><text:tab/><text:tab/>put(p-&gt;pos, role);</text:p>
      <text:p text:style-name="P9"><text:tab/><text:tab/>modify_cost();</text:p>
      <text:p text:style-name="P9"><text:tab/><text:tab/>value = estimation(opp_role, 0, alpha, MAX_INT);</text:p>
      <text:p text:style-name="P9"><text:tab/><text:tab/>strcpy(layout, cpy);</text:p>
      <text:p text:style-name="P9"><text:tab/><text:tab/><text:tab/><text:tab/></text:p>
      <text:p text:style-name="P9"><text:tab/><text:tab/>if( value &gt; alpha){</text:p>
      <text:p text:style-name="P9"><text:tab/><text:tab/><text:tab/>if( (alpha = value) &gt;= MAX_INT)</text:p>
      <text:p text:style-name="P9"><text:tab/><text:tab/><text:tab/><text:tab/>return p-&gt;pos;<text:tab/><text:tab/></text:p>
      <text:p text:style-name="P9"><text:tab/><text:tab/>}</text:p>
      <text:p text:style-name="P9"><text:tab/><text:tab/>if(value &gt; max){</text:p>
      <text:p text:style-name="P9"><text:tab/><text:tab/><text:tab/>max = value;</text:p>
      <text:p text:style-name="P9"><text:tab/><text:tab/><text:tab/>optim_pos = p-&gt;pos;</text:p>
      <text:p text:style-name="P9"><text:tab/><text:tab/>}</text:p>
      <text:p text:style-name="P9"><text:tab/>}</text:p>
      <text:p text:style-name="P9"><text:tab/>for(p = list; p;){</text:p>
      <text:p text:style-name="P9"><text:tab/><text:tab/>q = p;</text:p>
      <text:p text:style-name="P9"><text:tab/><text:tab/>p = p-&gt;next;</text:p>
      <text:p text:style-name="P9"><text:tab/><text:tab/>delete q;</text:p>
      <text:p text:style-name="P9"><text:tab/>}</text:p>
      <text:p text:style-name="P9"><text:tab/>return optim_pos;</text:p>
      <text:p text:style-name="P9">}</text:p>
      <text:p text:style-name="P9">至此就全部介绍完了，不过我的程序尚有很多值得改进的地方：</text:p>
      <text:p text:style-name="P9">（1）、实践发现估值函数对结果的影响很大，在搜索不能深入的情况下基本上关系到胜负，而我的估值函数还太简单（近阶段也不能写的太复杂，因为搜索还跟不上），考虑的因素不多，各因素的关系只是凭经验臆断的，不一定能反应实际情况，比赛中就经常发现一些有争议的估值。</text:p>
      <text:p text:style-name="P9">（2）、虽然我使用了alpha-beta的搜索方法，但搜索深度还是不太大，做得好的程序在中局就可以搜索到20步以上，我的程序底层不高效是一个原因，另外一个就是我的搜索中有很多的重复搜索，至少有三个方面存在重复搜索：1、上一回合搜索的节点在本回合有重复搜索，比如每次都搜七步，那么上次搜索的后六步在本次就重复搜索了；2、同一层有重复搜索，比如说我有两个位置A和B可以走棋，而对方有一个位置C可以走棋，那么走棋的顺序ACB和BCA所形成的棋局是一样的，而在我的程序里就被重复搜索了；3、具有对称性的棋局被重复搜索了，这在走第一步时特别明显。第一个问题好像可以在搜索过程中建一棵树的办法解决，利用树记录搜索的过程，不过好像太费内存了，对于第二个问题可以借助hash表的方法，迅速判断棋局是否有重复，如果在hash的键值计算里考虑上对称性的影响那么第三个问题也就解决了。</text:p>
      <text:p text:style-name="P9">（3）、该说到底层的实现了，我实现的棋盘只是棋盘而不包含任何其他信息，以至于递归的时间大部分花在了判断“能不能在这里下”上了，觉得这一点应该改进，但如果只是把搜索时的判断（指for循环里力的）转移到棋局的更新函数中并不能节省太多时间，值得考虑的是一种可以称为“异或”的方法，即只更新两个棋局中不同的地方，而这似乎不太好做。</text:p>
      <text:p text:style-name="P9"/>
      <text:p text:style-name="P10">参考文档：</text:p>
      <text:p text:style-name="P11"><text:span text:style-name="T9"><text:tab/></text:span><text:span text:style-name="T10">1).</text:span><text:span text:style-name="T11"> </text:span><text:a xlink:type="simple" xlink:href="http://study.feloo.com/computer/pro/c/game/200506/38229.html"><text:span text:style-name="T12">http://study.feloo.com/computer/pro/c/game/200506/38229.html</text:span></text:a></text:p>
      <text:p text:style-name="P12"><text:tab/><text:tab/><text:tab/><text:span text:style-name="T13">怎样编制黑白棋（1 － 4）</text:span></text:p>
      <text:p text:style-name="P5"><text:span text:style-name="T14"><text:tab/></text:span><text:span text:style-name="T10">2).</text:span><text:span text:style-name="T14"> </text:span><text:a xlink:type="simple" xlink:href="http://ce.sharif.edu/~ahmadinejad/"><text:span text:style-name="T12">http://ce.sharif.edu/~ahmadinejad/</text:span></text:a><text:span text:style-name="T14"> <text:s text:c="2"/></text:span></text:p>
      <text:p text:style-name="P13"><text:tab/><text:tab/><text:tab/><text:span text:style-name="T13">An Introduction to Game Tree Algorithms</text:span></text:p>
      <text:p text:style-name="P5"><text:span text:style-name="T14"><text:tab/></text:span><text:span text:style-name="T10">3).</text:span><text:span text:style-name="T14"> </text:span><text:a xlink:type="simple" xlink:href="http://home.tiscalinet.ch/t_wolf/tw/misc/reversi/index.html"><text:span text:style-name="T12">http://home.tiscalinet.ch/t_wolf/tw/misc/reversi/index.html</text:span></text:a><text:span text:style-name="T14"> <text:s/></text:span></text:p>
      <text:p text:style-name="P12"><text:tab/><text:tab/><text:tab/><text:span text:style-name="T13">The Anatomy of a Game Program</text:span></text:p>
      <text:p text:style-name="P14"><text:span text:style-name="T15"><text:tab/>4). </text:span><text:a xlink:type="simple" xlink:href="http://www.elephantbase.net/computer/basic_advanced.htm"><text:span text:style-name="T16">http://www.elephantbase.net/computer/basic_advanced.htm</text:span></text:a></text:p>
      <text:p text:style-name="P15"><text:tab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 PL ShanHeiSun Uni3" svg:font-family="'AR PL ShanHeiSun Uni'"/>
    <style:font-face style:name="Bitstream Vera Sans Mono" svg:font-family="'Bitstream Vera Sans Mono'" style:font-family-generic="swiss" style:font-pitch="fixed"/>
    <style:font-face style:name="AR PL ShanHeiSun Uni1" svg:font-family="'AR PL ShanHeiSun Uni'" style:font-pitch="variable"/>
    <style:font-face style:name="AR PL ZenKai Uni1" svg:font-family="'AR PL ZenKai Uni'" style:font-pitch="variable"/>
    <style:font-face style:name="FZSongTi" svg:font-family="FZSongTi" style:font-pitch="variable"/>
    <style:font-face style:name="AR PL ZenKai Uni" svg:font-family="'AR PL ZenKai Uni'" style:font-family-generic="roman" style:font-pitch="variable"/>
    <style:font-face style:name="Bitstream Vera Serif" svg:font-family="'Bitstream Vera Serif'" style:font-family-generic="roman" style:font-pitch="variable"/>
    <style:font-face style:name="AR PL ShanHeiSun Uni" svg:font-family="'AR PL ShanHeiSun Uni'" style:font-family-generic="swiss" style:font-pitch="variable"/>
    <style:font-face style:name="AR PL ShanHeiSun Uni2" svg:font-family="'AR PL ShanHeiSun Uni'" style:font-family-generic="system" style:font-pitch="variable"/>
    <style:font-face style:name="方正宋体" svg:font-family="方正宋体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zh" style:country-complex="C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 PL ZenKai Uni" fo:font-size="12pt" fo:language="en" fo:country="US" style:font-name-asian="方正宋体" style:font-size-asian="12pt" style:language-asian="zh" style:country-asian="CN" style:font-name-complex="AR PL ShanHeiSun Uni2" style:font-size-complex="12pt" style:language-complex="zh" style:country-complex="C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 PL ShanHeiSun Uni" fo:font-size="14pt" style:font-name-asian="AR PL ShanHeiSun Uni2" style:font-size-asian="14pt" style:font-name-complex="AR PL ShanHeiSun Uni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style:font-name="AR PL ZenKai Uni" fo:font-size="24pt" fo:font-weight="bold" style:font-name-asian="方正宋体" style:font-size-asian="24pt" style:font-weight-asian="bold" style:font-name-complex="AR PL ShanHeiSun Uni2" style:font-size-complex="24pt" style:font-weight-complex="bold"/>
    </style:style>
    <style:style style:name="List" style:family="paragraph" style:parent-style-name="Text_20_body" style:class="list">
      <style:text-properties style:font-name-complex="AR PL ShanHeiSun Uni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 PL ShanHeiSun Uni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 PL ShanHeiSun Uni3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2006-12-28T22:20:39</meta:creation-date>
    <dc:date>2007-01-06T13:39:34</dc:date>
    <dc:language>en-US</dc:language>
    <meta:editing-cycles>188</meta:editing-cycles>
    <meta:editing-duration>PT6H15M1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6" meta:paragraph-count="257" meta:word-count="2281" meta:character-count="8195"/>
  </office:meta>
</office:document-meta>
</file>